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74c" draw:textarea-horizontal-align="justify" draw:textarea-vertical-align="top" draw:auto-grow-height="false" fo:min-height="4.574cm" fo:min-width="25.154cm"/>
    </style:style>
    <style:style style:name="gr2" style:family="graphic" style:parent-style-name="standard">
      <style:graphic-properties draw:textarea-horizontal-align="justify" draw:textarea-vertical-align="top" draw:auto-grow-height="false" fo:min-height="7.385cm" fo:min-width="25.154cm"/>
    </style:style>
    <style:style style:name="gr3" style:family="graphic" style:parent-style-name="standard">
      <style:graphic-properties draw:fill-color="#2bd0d2" draw:textarea-horizontal-align="justify" draw:textarea-vertical-align="middle" draw:auto-grow-height="false" fo:min-height="4.88cm" fo:min-width="5.681cm"/>
    </style:style>
    <style:style style:name="gr4" style:family="graphic" style:parent-style-name="standard">
      <style:graphic-properties svg:stroke-color="#000000" draw:fill-color="#a85300" draw:textarea-horizontal-align="justify" draw:textarea-vertical-align="middle" draw:auto-grow-height="false" fo:min-height="2.315cm" fo:min-width="3.627cm"/>
    </style:style>
    <style:style style:name="gr5" style:family="graphic" style:parent-style-name="standard">
      <style:graphic-properties draw:fill-color="#2bd0d2" draw:textarea-horizontal-align="justify" draw:textarea-vertical-align="middle" draw:auto-grow-height="false" fo:min-height="2.544cm" fo:min-width="4.32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09e6f" draw:textarea-horizontal-align="justify" draw:textarea-vertical-align="middle" draw:auto-grow-height="false" fo:min-height="2.544cm" fo:min-width="4.707cm"/>
    </style:style>
    <style:style style:name="gr8" style:family="graphic" style:parent-style-name="standard">
      <style:graphic-properties draw:fill-color="#ffd74c" draw:textarea-horizontal-align="justify" draw:textarea-vertical-align="middle" draw:auto-grow-height="false" fo:min-height="3.687cm" fo:min-width="16.391cm"/>
    </style:style>
    <style:style style:name="gr9" style:family="graphic" style:parent-style-name="standard">
      <style:graphic-properties draw:textarea-horizontal-align="justify" draw:textarea-vertical-align="middle" draw:auto-grow-height="false" fo:min-height="3.687cm" fo:min-width="6.358cm"/>
    </style:style>
    <style:style style:name="gr10" style:family="graphic" style:parent-style-name="standard">
      <style:graphic-properties draw:textarea-horizontal-align="justify" draw:textarea-vertical-align="top" draw:auto-grow-height="false" fo:min-height="7.385cm" fo:min-width="5.85cm"/>
    </style:style>
    <style:style style:name="gr11" style:family="graphic" style:parent-style-name="standard">
      <style:graphic-properties draw:fill-color="#ffd74c" draw:textarea-horizontal-align="justify" draw:textarea-vertical-align="middle" draw:auto-grow-height="false" fo:min-height="3.687cm" fo:min-width="17.153cm"/>
    </style:style>
    <style:style style:name="gr12" style:family="graphic" style:parent-style-name="standard">
      <style:graphic-properties draw:textarea-horizontal-align="justify" draw:textarea-vertical-align="middle" draw:auto-grow-height="false" fo:min-height="3.687cm" fo:min-width="5.85cm"/>
    </style:style>
    <style:style style:name="gr13" style:family="graphic" style:parent-style-name="standard">
      <style:graphic-properties draw:textarea-horizontal-align="justify" draw:textarea-vertical-align="top" draw:auto-grow-height="false" fo:min-height="7.385cm" fo:min-width="17.153cm"/>
    </style:style>
    <style:style style:name="gr14" style:family="graphic" style:parent-style-name="standard">
      <style:graphic-properties draw:textarea-horizontal-align="justify" draw:textarea-vertical-align="top" draw:auto-grow-height="false" fo:min-height="4.484cm" fo:min-width="3.437cm"/>
    </style:style>
    <style:style style:name="gr15" style:family="graphic" style:parent-style-name="standard">
      <style:graphic-properties draw:fill-color="#ffd74c" draw:textarea-horizontal-align="justify" draw:textarea-vertical-align="middle" draw:auto-grow-height="false" fo:min-height="3.687cm" fo:min-width="5.469cm"/>
    </style:style>
    <style:style style:name="gr16" style:family="graphic" style:parent-style-name="standard">
      <style:graphic-properties draw:textarea-horizontal-align="justify" draw:textarea-vertical-align="top" draw:auto-grow-height="false" fo:min-height="4.387cm" fo:min-width="8.587cm"/>
    </style:style>
    <style:style style:name="gr17" style:family="graphic" style:parent-style-name="standard">
      <style:graphic-properties draw:fill-color="#2bd0d2" draw:textarea-horizontal-align="justify" draw:textarea-vertical-align="middle" draw:auto-grow-height="false" fo:min-height="3.267cm" fo:min-width="3.945cm"/>
    </style:style>
    <style:style style:name="gr18" style:family="graphic" style:parent-style-name="standard">
      <style:graphic-properties svg:stroke-color="#000000" draw:fill-color="#a85300" draw:textarea-horizontal-align="justify" draw:textarea-vertical-align="middle" draw:auto-grow-height="false" fo:min-height="1.34cm" fo:min-width="2.06cm"/>
    </style:style>
    <style:style style:name="gr19" style:family="graphic" style:parent-style-name="standard">
      <style:graphic-properties draw:fill-color="#f09e6f" draw:textarea-horizontal-align="justify" draw:textarea-vertical-align="middle" draw:auto-grow-height="false" fo:min-height="1.294cm" fo:min-width="3.651cm"/>
    </style:style>
    <style:style style:name="gr20" style:family="graphic" style:parent-style-name="standard">
      <style:graphic-properties draw:fill-color="#f09e6f" draw:textarea-horizontal-align="justify" draw:textarea-vertical-align="middle" draw:auto-grow-height="false" fo:min-height="1.724cm" fo:min-width="3.651cm"/>
    </style:style>
    <style:style style:name="gr21" style:family="graphic" style:parent-style-name="standard">
      <style:graphic-properties draw:fill-color="#aadcf7" draw:textarea-horizontal-align="justify" draw:textarea-vertical-align="middle" draw:auto-grow-height="false" fo:min-height="5.084cm" fo:min-width="5.469cm"/>
    </style:style>
    <style:style style:name="gr22" style:family="graphic" style:parent-style-name="standard">
      <style:graphic-properties draw:textarea-horizontal-align="justify" draw:textarea-vertical-align="top" draw:auto-grow-height="false" fo:min-height="4.426cm" fo:min-width="8.587cm"/>
    </style:style>
    <style:style style:name="gr23" style:family="graphic" style:parent-style-name="standard">
      <style:graphic-properties draw:textarea-horizontal-align="justify" draw:textarea-vertical-align="top" draw:auto-grow-height="false" fo:min-height="4.387cm" fo:min-width="8.587cm"/>
    </style:style>
    <style:style style:name="gr24" style:family="graphic" style:parent-style-name="objectwithoutfill">
      <style:graphic-properties draw:marker-end="Arrow" draw:marker-end-width="0.3cm" draw:fill="none" draw:textarea-vertical-align="top"/>
    </style:style>
    <style:style style:name="gr25" style:family="graphic" style:parent-style-name="objectwithoutfill">
      <style:graphic-properties draw:marker-end="Arrow" draw:marker-end-width="0.3cm" draw:fill="none" draw:textarea-vertical-align="bottom"/>
    </style:style>
    <style:style style:name="gr26" style:family="graphic" style:parent-style-name="standard">
      <style:graphic-properties draw:textarea-horizontal-align="justify" draw:textarea-vertical-align="top" draw:auto-grow-height="false" fo:min-height="4.484cm" fo:min-width="3.437cm"/>
    </style:style>
    <style:style style:name="gr27" style:family="graphic" style:parent-style-name="standard">
      <style:graphic-properties draw:textarea-horizontal-align="justify" draw:textarea-vertical-align="top" draw:auto-grow-height="false" fo:min-height="4.957cm" fo:min-width="4.961cm"/>
    </style:style>
    <style:style style:name="gr28" style:family="graphic" style:parent-style-name="standard">
      <style:graphic-properties draw:fill-color="#2bd0d2" draw:textarea-horizontal-align="justify" draw:textarea-vertical-align="middle" draw:auto-grow-height="false" fo:min-height="3.267cm" fo:min-width="4.453cm"/>
    </style:style>
    <style:style style:name="gr29" style:family="graphic" style:parent-style-name="standard">
      <style:graphic-properties draw:textarea-horizontal-align="justify" draw:textarea-vertical-align="top" draw:auto-grow-height="false" fo:min-height="8.293cm" fo:min-width="4.418cm"/>
    </style:style>
    <style:style style:name="gr30" style:family="graphic" style:parent-style-name="standard">
      <style:graphic-properties draw:fill-color="#ffd74c" draw:textarea-horizontal-align="justify" draw:textarea-vertical-align="middle" draw:auto-grow-height="false" fo:min-height="3.687cm" fo:min-width="6.231cm"/>
    </style:style>
    <style:style style:name="gr31" style:family="graphic" style:parent-style-name="standard">
      <style:graphic-properties draw:fill-color="#2bd0d2" draw:textarea-horizontal-align="justify" draw:textarea-vertical-align="middle" draw:auto-grow-height="false" fo:min-height="3.687cm" fo:min-width="4.58cm"/>
    </style:style>
    <style:style style:name="gr32" style:family="graphic" style:parent-style-name="standard">
      <style:graphic-properties draw:textarea-horizontal-align="justify" draw:textarea-vertical-align="top" draw:auto-grow-height="false" fo:min-height="4.61cm" fo:min-width="5.596cm"/>
    </style:style>
    <style:style style:name="gr33" style:family="graphic" style:parent-style-name="standard">
      <style:graphic-properties draw:textarea-horizontal-align="justify" draw:textarea-vertical-align="middle" draw:auto-grow-height="false" fo:min-height="1.782cm" fo:min-width="0.389cm"/>
    </style:style>
    <style:style style:name="gr34" style:family="graphic" style:parent-style-name="standard">
      <style:graphic-properties draw:fill-color="#43c330" draw:textarea-horizontal-align="justify" draw:textarea-vertical-align="middle" draw:auto-grow-height="false" fo:min-height="1.782cm" fo:min-width="0.389cm"/>
    </style:style>
    <style:style style:name="gr35" style:family="graphic" style:parent-style-name="standard">
      <style:graphic-properties draw:fill-color="#43c330" draw:textarea-horizontal-align="justify" draw:textarea-vertical-align="middle" draw:auto-grow-height="false" fo:min-height="1.782cm" fo:min-width="0.389cm"/>
    </style:style>
    <style:style style:name="gr36" style:family="graphic" style:parent-style-name="standard">
      <style:graphic-properties draw:fill-color="#2bd0d2" draw:textarea-horizontal-align="justify" draw:textarea-vertical-align="middle" draw:auto-grow-height="false" fo:min-height="1.997cm" fo:min-width="3.945cm"/>
    </style:style>
    <style:style style:name="P1" style:family="paragraph">
      <style:paragraph-properties fo:text-align="start"/>
      <style:text-properties fo:font-size="24pt" style:font-size-asian="24pt" style:font-size-complex="24pt"/>
    </style:style>
    <style:style style:name="P2" style:family="paragraph">
      <loext:graphic-properties draw:fill-color="#ffd74c"/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 fo:letter-spacing="-0.06cm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loext:graphic-properties draw:fill-color="#2bd0d2"/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a85300"/>
      <style:paragraph-properties fo:text-align="center"/>
      <style:text-properties fo:font-size="40pt" style:font-size-asian="40pt" style:font-size-complex="40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-color="#2bd0d2"/>
      <style:paragraph-properties fo:text-align="center"/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loext:graphic-properties draw:fill-color="#2bd0d2"/>
      <style:paragraph-properties fo:text-align="center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09e6f"/>
      <style:paragraph-properties fo:text-align="center"/>
      <style:text-properties fo:font-size="28pt" style:font-size-asian="28pt" style:font-size-complex="28pt"/>
    </style:style>
    <style:style style:name="P14" style:family="paragraph">
      <loext:graphic-properties draw:fill-color="#ffd74c"/>
      <style:paragraph-properties fo:text-align="center"/>
      <style:text-properties fo:font-size="40pt" style:font-size-asian="40pt" style:font-size-complex="40pt"/>
    </style:style>
    <style:style style:name="P15" style:family="paragraph">
      <style:paragraph-properties fo:text-align="start"/>
      <style:text-properties fo:font-size="18pt" style:font-size-asian="18pt" style:font-size-complex="18pt"/>
    </style:style>
    <style:style style:name="P16" style:family="paragraph">
      <style:paragraph-properties fo:text-align="start"/>
      <style:text-properties fo:font-size="18pt" fo:letter-spacing="-0.06cm" style:font-size-asian="18pt" style:font-size-complex="18pt"/>
    </style:style>
    <style:style style:name="P17" style:family="paragraph">
      <style:paragraph-properties fo:text-align="start"/>
      <style:text-properties fo:font-size="20pt" style:font-size-asian="20pt" style:font-size-complex="20pt"/>
    </style:style>
    <style:style style:name="P18" style:family="paragraph">
      <style:paragraph-properties fo:text-align="start"/>
      <style:text-properties fo:font-size="20pt" fo:letter-spacing="-0.06cm" style:font-size-asian="20pt" style:font-size-complex="20pt"/>
    </style:style>
    <style:style style:name="P19" style:family="paragraph">
      <style:paragraph-properties fo:text-align="end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f09e6f"/>
      <style:paragraph-properties fo:line-height="100%" fo:text-align="center"/>
      <style:text-properties fo:font-size="28pt" style:font-size-asian="28pt" style:font-size-complex="28pt"/>
    </style:style>
    <style:style style:name="P22" style:family="paragraph">
      <style:paragraph-properties fo:text-align="end"/>
      <style:text-properties fo:font-size="18pt" fo:letter-spacing="-0.06cm"/>
    </style:style>
    <style:style style:name="P23" style:family="paragraph">
      <loext:graphic-properties draw:fill-color="#a85300"/>
      <style:paragraph-properties fo:text-align="center"/>
      <style:text-properties fo:font-size="28pt" style:font-size-asian="28pt" style:font-size-complex="28pt"/>
    </style:style>
    <style:style style:name="P24" style:family="paragraph">
      <style:paragraph-properties fo:text-align="center"/>
    </style:style>
    <style:style style:name="P25" style:family="paragraph">
      <loext:graphic-properties draw:fill-color="#f09e6f"/>
      <style:paragraph-properties fo:text-align="center"/>
    </style:style>
    <style:style style:name="P26" style:family="paragraph">
      <loext:graphic-properties draw:fill-color="#f09e6f"/>
      <style:paragraph-properties fo:text-align="center"/>
      <style:text-properties fo:font-size="24pt" style:font-size-asian="24pt" style:font-size-complex="24pt"/>
    </style:style>
    <style:style style:name="P27" style:family="paragraph">
      <style:paragraph-properties fo:text-align="center"/>
      <style:text-properties fo:font-size="32pt" style:font-size-asian="32pt" style:font-size-complex="32pt"/>
    </style:style>
    <style:style style:name="P28" style:family="paragraph">
      <loext:graphic-properties draw:fill-color="#aadcf7"/>
      <style:paragraph-properties fo:text-align="center"/>
      <style:text-properties fo:font-size="32pt" style:font-size-asian="32pt" style:font-size-complex="32pt"/>
    </style:style>
    <style:style style:name="P29" style:family="paragraph">
      <loext:graphic-properties draw:fill-color="#a85300"/>
      <style:paragraph-properties fo:text-align="center"/>
      <style:text-properties fo:font-size="18pt"/>
    </style:style>
    <style:style style:name="P30" style:family="paragraph">
      <style:paragraph-properties fo:text-align="center"/>
      <style:text-properties fo:font-size="26pt" style:font-size-asian="26pt" style:font-size-complex="26pt"/>
    </style:style>
    <style:style style:name="P31" style:family="paragraph">
      <loext:graphic-properties draw:fill-color="#a85300"/>
      <style:paragraph-properties fo:text-align="center"/>
      <style:text-properties fo:font-size="26pt" style:font-size-asian="26pt" style:font-size-complex="26pt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="none"/>
      <style:paragraph-properties fo:text-align="end"/>
    </style:style>
    <style:style style:name="P34" style:family="paragraph">
      <style:paragraph-properties fo:text-align="start"/>
      <style:text-properties fo:font-size="22pt" style:font-size-asian="22pt" style:font-size-complex="22pt"/>
    </style:style>
    <style:style style:name="P35" style:family="paragraph">
      <style:paragraph-properties fo:text-align="start"/>
      <style:text-properties fo:font-size="22pt" fo:letter-spacing="-0.06cm" style:font-size-asian="22pt" style:font-size-complex="22pt"/>
    </style:style>
    <style:style style:name="P36" style:family="paragraph">
      <style:paragraph-properties fo:text-align="start"/>
      <style:text-properties fo:font-size="26pt" style:font-size-asian="26pt" style:font-size-complex="26pt"/>
    </style:style>
    <style:style style:name="P37" style:family="paragraph">
      <style:paragraph-properties fo:text-align="center"/>
      <style:text-properties fo:font-size="20pt" style:font-size-asian="20pt" style:font-size-complex="20pt"/>
    </style:style>
    <style:style style:name="P38" style:family="paragraph">
      <loext:graphic-properties draw:fill-color="#a85300"/>
      <style:paragraph-properties fo:text-align="center"/>
      <style:text-properties fo:font-size="20pt" style:font-size-asian="20pt" style:font-size-complex="20pt"/>
    </style:style>
    <style:style style:name="P39" style:family="paragraph">
      <loext:graphic-properties draw:fill-color="#43c330"/>
      <style:paragraph-properties fo:text-align="center"/>
    </style:style>
    <style:style style:name="P40" style:family="paragraph">
      <loext:graphic-properties draw:fill-color="#2bd0d2"/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letter-spacing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fo:letter-spacing="normal" style:font-size-asian="18pt" style:font-size-complex="18pt"/>
    </style:style>
    <style:style style:name="T6" style:family="text">
      <style:text-properties fo:font-size="20pt" fo:letter-spacing="normal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fo:letter-spacing="normal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654cm" svg:height="4.824cm" svg:x="1.127cm" svg:y="1cm"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5.654cm" svg:height="7.635cm" svg:x="1.127cm" svg:y="6.954cm">
          <text:p text:style-name="P3"><text:span text:style-name="T2">www.acme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2" draw:id="id2" draw:layer="layout" svg:width="6.181cm" svg:height="5.13cm" svg:x="5.826cm" svg:y="8.112cm">
          <text:p text:style-name="P5"><text:span text:style-name="T3">Web </text:span></text:p>
          <text:p text:style-name="P5"><text:span text:style-name="T3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7" draw:id="id7" draw:layer="layout" svg:width="4.126cm" svg:height="4.104cm" svg:x="21.512cm" svg:y="8.625cm">
          <text:p text:style-name="P5"><text:span text:style-name="T3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9" xml:id="id1" draw:id="id1" draw:layer="layout" svg:width="4.826cm" svg:height="2.794cm" svg:x="3.187cm" svg:y="2.279cm">
          <text:p text:style-name="P8"><text:span text:style-name="T4">Browser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3" draw:id="id3" draw:layer="layout" svg:width="4.826cm" svg:height="2.794cm" svg:x="11.583cm" svg:y="2.279cm">
          <text:p text:style-name="P8"><text:span text:style-name="T4">Mobile</text:span></text:p>
          <text:p text:style-name="P8"><text:span text:style-name="T4"><text:s/></text:span><text:span text:style-name="T4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xml:id="id4" draw:id="id4" draw:layer="layout" svg:width="4.826cm" svg:height="2.794cm" svg:x="19.993cm" svg:y="2.279cm">
          <text:p text:style-name="P10"><text:span text:style-name="T1">Other</text:span></text:p>
          <draw:enhanced-geometry svg:viewBox="0 0 21600 21600" draw:type="rectangle" draw:enhanced-path="M 0 0 L 21600 0 21600 21600 0 21600 0 0 Z N"/>
        </draw:custom-shape>
        <draw:connector draw:style-name="gr6" draw:text-style-name="P12" draw:layer="layout" draw:line-skew="-0.259cm" svg:x1="5.6cm" svg:y1="5.073cm" svg:x2="8.916cm" svg:y2="8.112cm" draw:start-shape="id1" draw:start-glue-point="2" draw:end-shape="id2" draw:end-glue-point="0" svg:d="M5600 5073v1261h3316v1778" svg:viewBox="0 0 3317 3040">
          <text:p/>
        </draw:connector>
        <draw:connector draw:style-name="gr6" draw:text-style-name="P12" draw:layer="layout" draw:line-skew="-0.259cm" svg:x1="13.996cm" svg:y1="5.073cm" svg:x2="8.916cm" svg:y2="8.112cm" draw:start-shape="id3" draw:start-glue-point="2" draw:end-shape="id2" draw:end-glue-point="0" svg:d="M13996 5073v1261h-5080v1778" svg:viewBox="0 0 5081 3040">
          <text:p/>
        </draw:connector>
        <draw:connector draw:style-name="gr6" draw:text-style-name="P12" draw:layer="layout" draw:line-skew="-0.259cm" svg:x1="22.406cm" svg:y1="5.073cm" svg:x2="8.916cm" svg:y2="8.112cm" draw:start-shape="id4" draw:start-glue-point="2" draw:end-shape="id2" draw:end-glue-point="0" svg:d="M22406 5073v1261h-13490v1778" svg:viewBox="0 0 13491 3040">
          <text:p/>
        </draw:connector>
        <draw:custom-shape draw:style-name="gr7" draw:text-style-name="P13" xml:id="id6" draw:id="id6" draw:layer="layout" svg:width="5.207cm" svg:height="2.794cm" svg:x="13.7cm" svg:y="11.106cm">
          <text:p text:style-name="P8"><text:span text:style-name="T4">Scripts/</text:span></text:p>
          <text:p text:style-name="P8"><text:span text:style-name="T4">A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xml:id="id5" draw:id="id5" draw:layer="layout" svg:width="5.207cm" svg:height="2.794cm" svg:x="13.7cm" svg:y="7.604cm">
          <text:p text:style-name="P8"><text:span text:style-name="T4">Static </text:span></text:p>
          <text:p text:style-name="P8"><text:span text:style-name="T4">assets</text:span></text:p>
          <draw:enhanced-geometry svg:viewBox="0 0 21600 21600" draw:type="rectangle" draw:enhanced-path="M 0 0 L 21600 0 21600 21600 0 21600 0 0 Z N"/>
        </draw:custom-shape>
        <draw:connector draw:style-name="gr6" draw:text-style-name="P12" draw:layer="layout" draw:line-skew="-0.042cm" svg:x1="12.007cm" svg:y1="10.677cm" svg:x2="13.7cm" svg:y2="9.001cm" draw:start-shape="id2" draw:start-glue-point="1" draw:end-shape="id5" draw:end-glue-point="3" svg:d="M12007 10677h804v-1676h889" svg:viewBox="0 0 1694 1677">
          <text:p/>
        </draw:connector>
        <draw:connector draw:style-name="gr6" draw:text-style-name="P12" draw:layer="layout" draw:line-skew="-0.042cm" svg:x1="12.007cm" svg:y1="10.677cm" svg:x2="13.7cm" svg:y2="12.503cm" draw:start-shape="id2" draw:start-glue-point="1" draw:end-shape="id6" draw:end-glue-point="5" svg:d="M12007 10677h804v1826h889" svg:viewBox="0 0 1694 1827">
          <text:p/>
        </draw:connector>
        <draw:connector draw:style-name="gr6" draw:text-style-name="P12" draw:layer="layout" svg:x1="18.907cm" svg:y1="12.503cm" svg:x2="21.512cm" svg:y2="10.677cm" draw:start-shape="id6" draw:start-glue-point="7" draw:end-shape="id7" draw:end-glue-point="6" svg:d="M18907 12503h1303v-1826h1302" svg:viewBox="0 0 2606 1827">
          <text:p/>
        </draw:connector>
      </draw:page>
      <draw:page draw:name="page2" draw:style-name="dp1" draw:master-page-name="Default">
        <draw:custom-shape draw:style-name="gr8" draw:text-style-name="P14" xml:id="id12" draw:id="id12" draw:layer="layout" svg:width="16.891cm" svg:height="3.937cm" svg:x="1.127cm" svg:y="1cm">
          <text:p text:style-name="P5"><text:span text:style-name="T3">Cli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3" draw:id="id13" draw:layer="layout" svg:width="6.858cm" svg:height="3.937cm" svg:x="19.923cm" svg:y="1cm">
          <text:p text:style-name="P8"><text:span text:style-name="T4">CDN </text:span></text:p>
          <text:p text:style-name="P8"><text:span text:style-name="T4">(CSS, JS,</text:span></text:p>
          <text:p text:style-name="P8"><text:span text:style-name="T4"><text:s/></text:span><text:span text:style-name="T4">img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6" draw:layer="layout" svg:width="25.654cm" svg:height="7.635cm" svg:x="1.127cm" svg:y="6.954cm">
          <text:p text:style-name="P15"><text:span text:style-name="T5">www.acme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8" draw:id="id8" draw:layer="layout" svg:width="6.181cm" svg:height="5.13cm" svg:x="6.482cm" svg:y="8.189cm">
          <text:p text:style-name="P5"><text:span text:style-name="T3">Web </text:span></text:p>
          <text:p text:style-name="P5"><text:span text:style-name="T3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1" draw:id="id11" draw:layer="layout" svg:width="4.126cm" svg:height="4.104cm" svg:x="21.512cm" svg:y="8.625cm">
          <text:p text:style-name="P5"><text:span text:style-name="T3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3" xml:id="id10" draw:id="id10" draw:layer="layout" svg:width="5.207cm" svg:height="2.794cm" svg:x="14.6cm" svg:y="10.906cm">
          <text:p text:style-name="P8"><text:span text:style-name="T4">Scripts/</text:span></text:p>
          <text:p text:style-name="P8"><text:span text:style-name="T4">A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xml:id="id9" draw:id="id9" draw:layer="layout" svg:width="5.207cm" svg:height="2.794cm" svg:x="14.6cm" svg:y="7.604cm">
          <text:p text:style-name="P8"><text:span text:style-name="T4"><text:s/></text:span><text:span text:style-name="T4">Static </text:span></text:p>
          <text:p text:style-name="P8"><text:span text:style-name="T4">HTML</text:span></text:p>
          <draw:enhanced-geometry svg:viewBox="0 0 21600 21600" draw:type="rectangle" draw:enhanced-path="M 0 0 L 21600 0 21600 21600 0 21600 0 0 Z N"/>
        </draw:custom-shape>
        <draw:connector draw:style-name="gr6" draw:text-style-name="P12" draw:layer="layout" svg:x1="12.663cm" svg:y1="10.754cm" svg:x2="14.6cm" svg:y2="9.001cm" draw:start-shape="id8" draw:start-glue-point="1" draw:end-shape="id9" svg:d="M12663 10754h968v-1753h969" svg:viewBox="0 0 1938 1754">
          <text:p/>
        </draw:connector>
        <draw:connector draw:style-name="gr6" draw:text-style-name="P12" draw:layer="layout" svg:x1="12.663cm" svg:y1="10.754cm" svg:x2="14.6cm" svg:y2="12.303cm" draw:start-shape="id8" draw:start-glue-point="1" draw:end-shape="id10" draw:end-glue-point="5" svg:d="M12663 10754h968v1549h969" svg:viewBox="0 0 1938 1550">
          <text:p/>
        </draw:connector>
        <draw:connector draw:style-name="gr6" draw:text-style-name="P12" draw:layer="layout" svg:x1="19.807cm" svg:y1="12.303cm" svg:x2="21.512cm" svg:y2="10.677cm" draw:start-shape="id10" draw:start-glue-point="7" draw:end-shape="id11" draw:end-glue-point="6" svg:d="M19807 12303h853v-1626h852" svg:viewBox="0 0 1706 1627">
          <text:p/>
        </draw:connector>
        <draw:connector draw:style-name="gr6" draw:text-style-name="P12" draw:layer="layout" svg:x1="18.018cm" svg:y1="2.968cm" svg:x2="19.923cm" svg:y2="2.968cm" draw:start-shape="id12" draw:start-glue-point="1" draw:end-shape="id13" draw:end-glue-point="3" svg:d="M18018 2968h1905" svg:viewBox="0 0 1906 1">
          <text:p/>
        </draw:connector>
        <draw:connector draw:style-name="gr6" draw:text-style-name="P12" draw:layer="layout" svg:x1="9.572cm" svg:y1="4.937cm" svg:x2="9.572cm" svg:y2="8.189cm" draw:start-shape="id12" draw:start-glue-point="2" draw:end-shape="id8" draw:end-glue-point="0" svg:d="M9572 4937v3252" svg:viewBox="0 0 1 3253">
          <text:p/>
        </draw:connector>
      </draw:page>
      <draw:page draw:name="page3" draw:style-name="dp1" draw:master-page-name="Default">
        <draw:custom-shape draw:style-name="gr10" draw:text-style-name="P18" draw:layer="layout" svg:width="6.35cm" svg:height="7.635cm" svg:x="20.431cm" svg:y="6.954cm">
          <text:p text:style-name="P17"><text:span text:style-name="T6">10.0.0.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xml:id="id18" draw:id="id18" draw:layer="layout" svg:width="17.653cm" svg:height="3.937cm" svg:x="1.127cm" svg:y="1cm">
          <text:p text:style-name="P5"><text:span text:style-name="T3">Cli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9" draw:id="id19" draw:layer="layout" svg:width="6.35cm" svg:height="3.937cm" svg:x="20.431cm" svg:y="1cm">
          <text:p text:style-name="P5"><text:span text:style-name="T3">CD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7.653cm" svg:height="7.635cm" svg:x="1.127cm" svg:y="6.954cm">
          <text:p text:style-name="P19"><text:span text:style-name="T6"><text:a xlink:href="http://www.acme.com/" xlink:type="simple">www.acme.com</text:a></text:span><text:span text:style-name="T6"> / 10.0.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14" draw:id="id14" draw:layer="layout" svg:width="6.181cm" svg:height="5.13cm" svg:x="3.54cm" svg:y="8.589cm">
          <text:p text:style-name="P5"><text:span text:style-name="T3">Web</text:span></text:p>
          <text:p text:style-name="P5"><text:span text:style-name="T3"><text:s/></text:span><text:span text:style-name="T3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7" draw:id="id17" draw:layer="layout" svg:width="4.126cm" svg:height="4.104cm" svg:x="21.543cm" svg:y="8.719cm">
          <text:p text:style-name="P5"><text:span text:style-name="T3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3" xml:id="id16" draw:id="id16" draw:layer="layout" svg:width="5.207cm" svg:height="2.794cm" svg:x="12.188cm" svg:y="11.306cm">
          <text:p text:style-name="P8"><text:span text:style-name="T4">Scripts/</text:span></text:p>
          <text:p text:style-name="P8"><text:span text:style-name="T4">A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1" xml:id="id15" draw:id="id15" draw:layer="layout" svg:width="5.207cm" svg:height="2.794cm" svg:x="12.188cm" svg:y="8.204cm">
          <text:p text:style-name="P20"><text:span text:style-name="T4"><text:s/></text:span><text:span text:style-name="T4">Static </text:span></text:p>
          <text:p text:style-name="P20"><text:span text:style-name="T4">HTML</text:span></text:p>
          <draw:enhanced-geometry svg:viewBox="0 0 21600 21600" draw:type="rectangle" draw:enhanced-path="M 0 0 L 21600 0 21600 21600 0 21600 0 0 Z N"/>
        </draw:custom-shape>
        <draw:connector draw:style-name="gr6" draw:text-style-name="P12" draw:layer="layout" svg:x1="9.721cm" svg:y1="11.154cm" svg:x2="12.188cm" svg:y2="9.601cm" draw:start-shape="id14" draw:start-glue-point="1" draw:end-shape="id15" svg:d="M9721 11154h1233v-1553h1234" svg:viewBox="0 0 2468 1554">
          <text:p/>
        </draw:connector>
        <draw:connector draw:style-name="gr6" draw:text-style-name="P12" draw:layer="layout" svg:x1="9.721cm" svg:y1="11.154cm" svg:x2="12.188cm" svg:y2="12.703cm" draw:start-shape="id14" draw:start-glue-point="1" draw:end-shape="id16" draw:end-glue-point="5" svg:d="M9721 11154h1233v1549h1234" svg:viewBox="0 0 2468 1550">
          <text:p/>
        </draw:connector>
        <draw:connector draw:style-name="gr6" draw:text-style-name="P12" draw:layer="layout" svg:x1="17.395cm" svg:y1="12.703cm" svg:x2="21.543cm" svg:y2="10.771cm" draw:start-shape="id16" draw:start-glue-point="7" draw:end-shape="id17" draw:end-glue-point="6" svg:d="M17395 12703h2074v-1932h2074" svg:viewBox="0 0 4149 1933">
          <text:p/>
        </draw:connector>
        <draw:connector draw:style-name="gr6" draw:text-style-name="P12" draw:layer="layout" svg:x1="18.78cm" svg:y1="2.968cm" svg:x2="20.431cm" svg:y2="2.968cm" draw:start-shape="id18" draw:start-glue-point="1" draw:end-shape="id19" draw:end-glue-point="3" svg:d="M18780 2968h1651" svg:viewBox="0 0 1652 1">
          <text:p/>
        </draw:connector>
        <draw:connector draw:style-name="gr6" draw:text-style-name="P12" draw:layer="layout" draw:line-skew="-0.81cm" svg:x1="9.953cm" svg:y1="4.937cm" svg:x2="6.63cm" svg:y2="8.589cm" draw:start-shape="id18" draw:start-glue-point="2" draw:end-shape="id14" draw:end-glue-point="0" svg:d="M9953 4937v1016h-3323v2636" svg:viewBox="0 0 3324 3653">
          <text:p/>
        </draw:connector>
      </draw:page>
      <draw:page draw:name="page4" draw:style-name="dp1" draw:master-page-name="Default">
        <draw:custom-shape draw:style-name="gr14" draw:text-style-name="P4" draw:layer="layout" svg:width="3.937cm" svg:height="4.734cm" svg:x="22.925cm" svg:y="8.614cm">
          <text:p text:style-name="P3"><text:span text:style-name="T2">10.0.0.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xml:id="id20" draw:id="id20" draw:layer="layout" svg:width="5.969cm" svg:height="3.937cm" svg:x="1cm" svg:y="1.091cm">
          <text:p text:style-name="P5"><text:span text:style-name="T3">Cli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1" draw:id="id21" draw:layer="layout" svg:width="6.35cm" svg:height="3.937cm" svg:x="20.531cm" svg:y="1.091cm">
          <text:p text:style-name="P5"><text:span text:style-name="T3">CD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9.087cm" svg:height="4.637cm" svg:x="9.957cm" svg:y="4.837cm">
          <text:p text:style-name="P19"><text:span text:style-name="T2">10.0.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xml:id="id23" draw:id="id23" draw:layer="layout" svg:width="4.445cm" svg:height="3.517cm" svg:x="10.252cm" svg:y="5.699cm">
          <text:p text:style-name="P8"><text:span text:style-name="T4">Web </text:span></text:p>
          <text:p text:style-name="P8"><text:span text:style-name="T4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3" xml:id="id26" draw:id="id26" draw:layer="layout" svg:width="2.559cm" svg:height="2.544cm" svg:x="23.614cm" svg:y="10.015cm">
          <text:p text:style-name="P8"><text:span text:style-name="T4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25" xml:id="id27" draw:id="id27" draw:layer="layout" svg:width="4.151cm" svg:height="1.544cm" svg:x="14.679cm" svg:y="7.672cm">
          <text:p text:style-name="P24">Scripts/Ap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6" draw:layer="layout" svg:width="4.151cm" svg:height="1.974cm" svg:x="14.679cm" svg:y="5.698cm">
          <text:p text:style-name="P10"><text:span text:style-name="T1">Static </text:span></text:p>
          <text:p text:style-name="P10"><text:span text:style-name="T1">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2" draw:layer="layout" svg:x1="6.969cm" svg:y1="3.059cm" svg:x2="20.531cm" svg:y2="3.059cm" draw:start-shape="id20" draw:start-glue-point="1" draw:end-shape="id21" draw:end-glue-point="3" svg:d="M6969 3059h13562" svg:viewBox="0 0 13563 1">
          <text:p/>
        </draw:connector>
        <draw:custom-shape draw:style-name="gr21" draw:text-style-name="P28" xml:id="id22" draw:id="id22" draw:layer="layout" svg:width="5.969cm" svg:height="5.334cm" svg:x="1cm" svg:y="7.15cm">
          <text:p text:style-name="P27"><text:span text:style-name="T7">Load </text:span></text:p>
          <text:p text:style-name="P27"><text:span text:style-name="T7">Balan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2" draw:layer="layout" svg:width="9.087cm" svg:height="4.676cm" svg:x="9.957cm" svg:y="9.917cm">
          <text:p text:style-name="P19"><text:span text:style-name="T2">10.0.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xml:id="id24" draw:id="id24" draw:layer="layout" svg:width="4.445cm" svg:height="3.517cm" svg:x="10.252cm" svg:y="10.818cm">
          <text:p text:style-name="P8"><text:span text:style-name="T4">Web </text:span></text:p>
          <text:p text:style-name="P8"><text:span text:style-name="T4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5" xml:id="id25" draw:id="id25" draw:layer="layout" svg:width="4.151cm" svg:height="1.544cm" svg:x="14.679cm" svg:y="12.791cm">
          <text:p text:style-name="P24">Scripts/Ap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6" draw:layer="layout" svg:width="4.151cm" svg:height="1.974cm" svg:x="14.679cm" svg:y="10.817cm">
          <text:p text:style-name="P10"><text:span text:style-name="T1"><text:s/></text:span><text:span text:style-name="T1">Static </text:span></text:p>
          <text:p text:style-name="P10"><text:span text:style-name="T1">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2" draw:layer="layout" svg:x1="3.984cm" svg:y1="5.028cm" svg:x2="3.984cm" svg:y2="7.15cm" draw:start-shape="id20" draw:start-glue-point="2" draw:end-shape="id22" svg:d="M3984 5028v2122" svg:viewBox="0 0 1 2123">
          <text:p/>
        </draw:connector>
        <draw:connector draw:style-name="gr6" draw:text-style-name="P12" draw:layer="layout" svg:x1="6.969cm" svg:y1="9.817cm" svg:x2="10.252cm" svg:y2="7.457cm" draw:start-shape="id22" draw:start-glue-point="1" draw:end-shape="id23" draw:end-glue-point="3" svg:d="M6969 9817h1641v-2360h1642" svg:viewBox="0 0 3284 2361">
          <text:p/>
        </draw:connector>
        <draw:connector draw:style-name="gr6" draw:text-style-name="P12" draw:layer="layout" svg:x1="6.969cm" svg:y1="9.817cm" svg:x2="10.252cm" svg:y2="12.576cm" draw:start-shape="id22" draw:start-glue-point="1" draw:end-shape="id24" svg:d="M6969 9817h1641v2759h1642" svg:viewBox="0 0 3284 2760">
          <text:p/>
        </draw:connector>
        <draw:connector draw:style-name="gr6" draw:text-style-name="P12" draw:layer="layout" svg:x1="18.83cm" svg:y1="13.563cm" svg:x2="23.614cm" svg:y2="11.287cm" draw:start-shape="id25" draw:start-glue-point="7" draw:end-shape="id26" draw:end-glue-point="6" svg:d="M18830 13563h2392v-2276h2392" svg:viewBox="0 0 4785 2277">
          <text:p/>
        </draw:connector>
        <draw:connector draw:style-name="gr6" draw:text-style-name="P12" draw:layer="layout" svg:x1="18.83cm" svg:y1="8.444cm" svg:x2="23.614cm" svg:y2="11.287cm" draw:start-shape="id27" draw:start-glue-point="7" draw:end-shape="id26" draw:end-glue-point="6" svg:d="M18830 8444h2392v2843h2392" svg:viewBox="0 0 4785 2844">
          <text:p/>
        </draw:connector>
      </draw:page>
      <draw:page draw:name="page5" draw:style-name="dp1" draw:master-page-name="Default">
        <draw:custom-shape draw:style-name="gr23" draw:text-style-name="P22" draw:layer="layout" svg:width="9.087cm" svg:height="4.637cm" svg:x="1.094cm" svg:y="4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9.087cm" svg:height="4.637cm" svg:x="1.418cm" svg:y="4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9.087cm" svg:height="4.637cm" svg:x="1.792cm" svg:y="4.826cm">
          <text:p text:style-name="P19"><text:span text:style-name="T2">10.0.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4.445cm" svg:height="3.517cm" svg:x="2.087cm" svg:y="5.688cm">
          <text:p text:style-name="P8"><text:span text:style-name="T4">Web </text:span></text:p>
          <text:p text:style-name="P8"><text:span text:style-name="T4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5" xml:id="id28" draw:id="id28" draw:layer="layout" svg:width="4.151cm" svg:height="1.544cm" svg:x="6.514cm" svg:y="7.657cm">
          <text:p text:style-name="P24">Scripts/Ap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6" draw:layer="layout" svg:width="4.151cm" svg:height="1.974cm" svg:x="6.514cm" svg:y="5.687cm">
          <text:p text:style-name="P10"><text:span text:style-name="T1">Static</text:span></text:p>
          <text:p text:style-name="P10"><text:span text:style-name="T1">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9" draw:layer="layout" svg:width="2.559cm" svg:height="2.544cm" svg:x="16.167cm" svg:y="11.164cm">
          <text:p text:style-name="P24"><text:span text:style-name="T8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4" draw:layer="layout" svg:width="3.937cm" svg:height="4.734cm" svg:x="15.515cm" svg:y="9.868cm">
          <text:p text:style-name="P3"><text:span text:style-name="T2">Sl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3" xml:id="id30" draw:id="id30" draw:layer="layout" svg:width="2.559cm" svg:height="2.544cm" svg:x="16.167cm" svg:y="11.164cm">
          <text:p text:style-name="P8"><text:span text:style-name="T4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4" draw:layer="layout" svg:width="3.937cm" svg:height="4.734cm" svg:x="15.551cm" svg:y="1.1cm">
          <text:p text:style-name="P3"><text:span text:style-name="T2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9" draw:layer="layout" svg:width="2.559cm" svg:height="2.544cm" svg:x="16.24cm" svg:y="2.501cm">
          <text:p text:style-name="P24"><text:span text:style-name="T8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4" draw:layer="layout" svg:width="3.937cm" svg:height="4.734cm" svg:x="15.515cm" svg:y="1.1cm">
          <text:p text:style-name="P3"><text:span text:style-name="T2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1" xml:id="id29" draw:id="id29" draw:layer="layout" svg:width="2.559cm" svg:height="2.544cm" svg:x="16.24cm" svg:y="2.501cm">
          <text:p text:style-name="P30"><text:span text:style-name="T9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4" draw:layer="layout" svg:width="3.937cm" svg:height="4.734cm" svg:x="22.59cm" svg:y="5.41cm">
          <text:p text:style-name="P3"><text:span text:style-name="T2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9" draw:layer="layout" svg:width="2.559cm" svg:height="2.544cm" svg:x="23.279cm" svg:y="6.811cm">
          <text:p text:style-name="P24"><text:span text:style-name="T8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4" draw:layer="layout" svg:width="3.937cm" svg:height="4.734cm" svg:x="22.59cm" svg:y="5.41cm">
          <text:p text:style-name="P3"><text:span text:style-name="T2">Sl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3" xml:id="id31" draw:id="id31" draw:layer="layout" svg:width="2.559cm" svg:height="2.544cm" svg:x="23.279cm" svg:y="6.811cm">
          <text:p text:style-name="P8"><text:span text:style-name="T4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32" draw:layer="layout" draw:line-skew="-2.038cm" svg:x1="10.665cm" svg:y1="8.429cm" svg:x2="16.24cm" svg:y2="3.773cm" draw:start-shape="id28" draw:start-glue-point="7" draw:end-shape="id29" draw:end-glue-point="6" svg:d="M10665 8429h749v-4656h4826" svg:viewBox="0 0 5576 4657">
          <text:p text:style-name="P3"><text:s text:c="4"/>Writes/reads</text:p>
        </draw:connector>
        <draw:connector draw:style-name="gr25" draw:text-style-name="P32" draw:layer="layout" svg:x1="8.59cm" svg:y1="9.201cm" svg:x2="16.167cm" svg:y2="12.436cm" draw:start-shape="id28" draw:start-glue-point="6" draw:end-shape="id30" draw:end-glue-point="6" svg:d="M8590 9201v3235h7577" svg:viewBox="0 0 7578 3236">
          <text:p text:style-name="P3">Reads</text:p>
        </draw:connector>
        <draw:connector draw:style-name="gr6" draw:text-style-name="P12" draw:layer="layout" draw:line-skew="2.727cm -2.7cm" svg:x1="8.59cm" svg:y1="9.201cm" svg:x2="23.279cm" svg:y2="8.083cm" draw:start-shape="id28" draw:start-glue-point="6" draw:end-shape="id31" draw:end-glue-point="6" svg:d="M8590 9201v3229h5682v-4347h9007" svg:viewBox="0 0 14690 4348">
          <text:p/>
        </draw:connector>
        <draw:connector draw:style-name="gr24" draw:text-style-name="P33" draw:layer="layout" svg:x1="18.799cm" svg:y1="3.773cm" svg:x2="24.559cm" svg:y2="6.811cm" draw:start-shape="id29" draw:start-glue-point="8" draw:end-shape="id31" draw:end-glue-point="5" svg:d="M18799 3773h5760v3038" svg:viewBox="0 0 5761 3039">
          <text:p text:style-name="P19">Changes</text:p>
        </draw:connector>
        <draw:connector draw:style-name="gr6" draw:text-style-name="P12" draw:layer="layout" draw:line-skew="1.585cm" svg:x1="18.799cm" svg:y1="3.773cm" svg:x2="18.726cm" svg:y2="12.436cm" draw:start-shape="id29" draw:start-glue-point="8" draw:end-shape="id30" draw:end-glue-point="8" svg:d="M18799 3773h2086v8663h-2159" svg:viewBox="0 0 2160 8664">
          <text:p/>
        </draw:connector>
      </draw:page>
      <draw:page draw:name="page6" draw:style-name="dp1" draw:master-page-name="Default">
        <draw:custom-shape draw:style-name="gr26" draw:text-style-name="P4" draw:layer="layout" svg:width="3.937cm" svg:height="4.734cm" svg:x="22.409cm" svg:y="8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3.937cm" svg:height="4.734cm" svg:x="22.663cm" svg:y="8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5" draw:layer="layout" svg:width="3.937cm" svg:height="4.734cm" svg:x="22.944cm" svg:y="8.839cm">
          <text:p text:style-name="P34"><text:span text:style-name="T10">Cluster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9" xml:id="id36" draw:id="id36" draw:layer="layout" svg:width="2.559cm" svg:height="2.544cm" svg:x="23.669cm" svg:y="10.24cm">
          <text:p text:style-name="P24"><text:span text:style-name="T8">NoSQ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22" draw:layer="layout" svg:width="9.087cm" svg:height="4.637cm" svg:x="1.094cm" svg:y="4.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9.087cm" svg:height="4.637cm" svg:x="1.418cm" svg:y="5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9.087cm" svg:height="4.637cm" svg:x="1.792cm" svg:y="5.525cm">
          <text:p text:style-name="P19"><text:span text:style-name="T2">Web ser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4.445cm" svg:height="3.517cm" svg:x="2.087cm" svg:y="6.387cm">
          <text:p text:style-name="P8"><text:span text:style-name="T4">Web </text:span></text:p>
          <text:p text:style-name="P8"><text:span text:style-name="T4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5" xml:id="id32" draw:id="id32" draw:layer="layout" svg:width="4.151cm" svg:height="1.544cm" svg:x="6.514cm" svg:y="8.356cm">
          <text:p text:style-name="P24">Scripts/Ap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6" draw:layer="layout" svg:width="4.151cm" svg:height="1.974cm" svg:x="6.514cm" svg:y="6.386cm">
          <text:p text:style-name="P10"><text:span text:style-name="T1">Static</text:span></text:p>
          <text:p text:style-name="P10"><text:span text:style-name="T1">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6" draw:layer="layout" svg:width="5.461cm" svg:height="5.207cm" svg:x="13.7cm" svg:y="1.254cm">
          <text:p text:style-name="P36"><text:span text:style-name="T9">Write API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33" draw:id="id33" draw:layer="layout" svg:width="4.953cm" svg:height="3.517cm" svg:x="13.954cm" svg:y="2.651cm">
          <text:p text:style-name="P8"><text:span text:style-name="T4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3.937cm" svg:height="4.734cm" svg:x="22.409cm" svg:y="1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3.937cm" svg:height="4.734cm" svg:x="22.663cm" svg:y="2.2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5" draw:layer="layout" svg:width="3.937cm" svg:height="4.734cm" svg:x="22.944cm" svg:y="2.489cm">
          <text:p text:style-name="P34"><text:span text:style-name="T10">Cluster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8" xml:id="id35" draw:id="id35" draw:layer="layout" svg:width="2.559cm" svg:height="2.544cm" svg:x="23.669cm" svg:y="3.89cm">
          <text:p text:style-name="P37"><text:span text:style-name="T11">RDM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36" draw:layer="layout" svg:width="5.461cm" svg:height="5.207cm" svg:x="13.7cm" svg:y="9.255cm">
          <text:p text:style-name="P36"><text:span text:style-name="T9">Read API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34" draw:id="id34" draw:layer="layout" svg:width="4.953cm" svg:height="3.517cm" svg:x="13.954cm" svg:y="10.652cm">
          <text:p text:style-name="P8"><text:span text:style-name="T4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2" draw:layer="layout" svg:x1="10.665cm" svg:y1="9.128cm" svg:x2="13.954cm" svg:y2="4.409cm" draw:start-shape="id32" draw:start-glue-point="7" draw:end-shape="id33" svg:d="M10665 9128h1644v-4719h1645" svg:viewBox="0 0 3290 4720">
          <text:p/>
        </draw:connector>
        <draw:connector draw:style-name="gr6" draw:text-style-name="P12" draw:layer="layout" svg:x1="10.665cm" svg:y1="9.128cm" svg:x2="13.954cm" svg:y2="12.41cm" draw:start-shape="id32" draw:start-glue-point="7" draw:end-shape="id34" svg:d="M10665 9128h1644v3282h1645" svg:viewBox="0 0 3290 3283">
          <text:p/>
        </draw:connector>
        <draw:connector draw:style-name="gr6" draw:text-style-name="P12" draw:layer="layout" svg:x1="18.907cm" svg:y1="4.409cm" svg:x2="23.669cm" svg:y2="5.162cm" draw:start-shape="id33" draw:start-glue-point="1" draw:end-shape="id35" draw:end-glue-point="6" svg:d="M18907 4409h2380v753h2382" svg:viewBox="0 0 4763 754">
          <text:p/>
        </draw:connector>
        <draw:connector draw:style-name="gr6" draw:text-style-name="P12" draw:layer="layout" svg:x1="18.907cm" svg:y1="12.41cm" svg:x2="23.669cm" svg:y2="5.162cm" draw:start-shape="id34" draw:start-glue-point="1" draw:end-shape="id35" draw:end-glue-point="6" svg:d="M18907 12410h2380v-7248h2382" svg:viewBox="0 0 4763 7249">
          <text:p/>
        </draw:connector>
        <draw:connector draw:style-name="gr6" draw:text-style-name="P12" draw:layer="layout" svg:x1="18.907cm" svg:y1="4.409cm" svg:x2="23.669cm" svg:y2="11.512cm" draw:start-shape="id33" draw:start-glue-point="1" draw:end-shape="id36" draw:end-glue-point="6" svg:d="M18907 4409h2380v7103h2382" svg:viewBox="0 0 4763 7104">
          <text:p/>
        </draw:connector>
        <draw:connector draw:style-name="gr6" draw:text-style-name="P12" draw:layer="layout" svg:x1="18.907cm" svg:y1="12.41cm" svg:x2="23.669cm" svg:y2="11.512cm" draw:start-shape="id34" draw:start-glue-point="1" draw:end-shape="id36" draw:end-glue-point="6" svg:d="M18907 12410h2380v-898h2382" svg:viewBox="0 0 4763 899">
          <text:p/>
        </draw:connector>
      </draw:page>
      <draw:page draw:name="page7" draw:style-name="dp1" draw:master-page-name="Default">
        <draw:custom-shape draw:style-name="gr29" draw:text-style-name="P19" draw:layer="layout" svg:width="4.918cm" svg:height="8.543cm" svg:x="21.182cm" svg:y="3.707cm">
          <text:p text:style-name="P19">Workers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.087cm" svg:height="4.637cm" svg:x="1.221cm" svg:y="9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9.087cm" svg:height="4.637cm" svg:x="1.545cm" svg:y="9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9.087cm" svg:height="4.637cm" svg:x="1.919cm" svg:y="10.033cm">
          <text:p text:style-name="P19"><text:span text:style-name="T2">Web ser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xml:id="id38" draw:id="id38" draw:layer="layout" svg:width="4.445cm" svg:height="3.517cm" svg:x="2.197cm" svg:y="10.895cm">
          <text:p text:style-name="P8"><text:span text:style-name="T4">Web </text:span></text:p>
          <text:p text:style-name="P8"><text:span text:style-name="T4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5" xml:id="id44" draw:id="id44" draw:layer="layout" svg:width="4.151cm" svg:height="1.544cm" svg:x="6.641cm" svg:y="12.864cm">
          <text:p text:style-name="P24">Scripts/Ap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6" draw:layer="layout" svg:width="4.151cm" svg:height="1.974cm" svg:x="6.641cm" svg:y="10.894cm">
          <text:p text:style-name="P10"><text:span text:style-name="T1">Static</text:span></text:p>
          <text:p text:style-name="P10"><text:span text:style-name="T1">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xml:id="id37" draw:id="id37" draw:layer="layout" svg:width="6.731cm" svg:height="3.937cm" svg:x="1.054cm" svg:y="1.041cm">
          <text:p text:style-name="P5"><text:span text:style-name="T3">Cli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xml:id="id39" draw:id="id39" draw:layer="layout" svg:width="5.08cm" svg:height="3.937cm" svg:x="11.771cm" svg:y="1.041cm">
          <text:p text:style-name="P5"><text:span text:style-name="T3">S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2" draw:layer="layout" svg:x1="4.419cm" svg:y1="4.978cm" svg:x2="4.419cm" svg:y2="10.895cm" draw:start-shape="id37" draw:start-glue-point="2" draw:end-shape="id38" draw:end-glue-point="0" svg:d="M4419 4978v5917" svg:viewBox="0 0 1 5918">
          <text:p/>
        </draw:connector>
        <draw:connector draw:style-name="gr6" draw:text-style-name="P12" draw:layer="layout" svg:x1="7.785cm" svg:y1="3.009cm" svg:x2="11.771cm" svg:y2="3.01cm" draw:start-shape="id37" draw:start-glue-point="1" draw:end-shape="id39" draw:end-glue-point="5" svg:d="M7785 3009h1993v1h1993" svg:viewBox="0 0 3987 2">
          <text:p/>
        </draw:connector>
        <draw:custom-shape draw:style-name="gr32" draw:text-style-name="P34" draw:layer="layout" svg:width="6.096cm" svg:height="4.86cm" svg:x="12.638cm" svg:y="9.602cm">
          <text:p text:style-name="P34"><text:span text:style-name="T12">Message Bro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4" draw:layer="layout" svg:width="0.889cm" svg:height="2.032cm" svg:x="13.4cm" svg:y="11.54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9" draw:layer="layout" svg:width="0.889cm" svg:height="2.032cm" svg:x="13.4cm" svg:y="11.54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0.889cm" svg:height="2.032cm" svg:x="13.4cm" svg:y="11.54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9" xml:id="id45" draw:id="id45" draw:layer="layout" svg:width="0.889cm" svg:height="2.032cm" svg:x="13.4cm" svg:y="11.54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9" xml:id="id40" draw:id="id40" draw:layer="layout" svg:width="0.889cm" svg:height="2.032cm" svg:x="16.956cm" svg:y="11.54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9" draw:layer="layout" svg:width="0.889cm" svg:height="2.032cm" svg:x="16.067cm" svg:y="11.54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9" draw:layer="layout" svg:width="0.889cm" svg:height="2.032cm" svg:x="14.289cm" svg:y="11.54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9" draw:layer="layout" svg:width="0.889cm" svg:height="2.032cm" svg:x="15.178cm" svg:y="11.541cm">
          <text:p text:style-name="P24">Work Queue</text:p>
          <draw:enhanced-geometry svg:viewBox="0 0 21600 21600" draw:type="rectangle" draw:enhanced-path="M 0 0 L 21600 0 21600 21600 0 21600 0 0 Z N"/>
        </draw:custom-shape>
        <draw:custom-shape draw:style-name="gr36" draw:text-style-name="P40" xml:id="id43" draw:id="id43" draw:layer="layout" svg:width="4.445cm" svg:height="2.247cm" svg:x="21.455cm" svg:y="4.707cm">
          <text:p text:style-name="P30"><text:span text:style-name="T9">Worker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0" xml:id="id42" draw:id="id42" draw:layer="layout" svg:width="4.445cm" svg:height="2.247cm" svg:x="21.455cm" svg:y="7.274cm">
          <text:p text:style-name="P30"><text:span text:style-name="T9">Worker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0" xml:id="id41" draw:id="id41" draw:layer="layout" svg:width="4.445cm" svg:height="2.247cm" svg:x="21.455cm" svg:y="9.768cm">
          <text:p text:style-name="P30"><text:span text:style-name="T9">Worker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2" draw:layer="layout" svg:x1="17.845cm" svg:y1="12.557cm" svg:x2="21.455cm" svg:y2="10.891cm" draw:start-shape="id40" draw:start-glue-point="1" draw:end-shape="id41" draw:end-glue-point="3" svg:d="M17845 12557h1804v-1666h1806" svg:viewBox="0 0 3611 1667">
          <text:p/>
        </draw:connector>
        <draw:connector draw:style-name="gr6" draw:text-style-name="P12" draw:layer="layout" svg:x1="17.845cm" svg:y1="12.557cm" svg:x2="21.455cm" svg:y2="8.397cm" draw:start-shape="id40" draw:start-glue-point="1" draw:end-shape="id42" draw:end-glue-point="3" svg:d="M17845 12557h1804v-4160h1806" svg:viewBox="0 0 3611 4161">
          <text:p/>
        </draw:connector>
        <draw:connector draw:style-name="gr6" draw:text-style-name="P12" draw:layer="layout" svg:x1="17.845cm" svg:y1="12.557cm" svg:x2="21.455cm" svg:y2="5.83cm" draw:start-shape="id40" draw:start-glue-point="1" draw:end-shape="id43" draw:end-glue-point="3" svg:d="M17845 12557h1804v-6727h1806" svg:viewBox="0 0 3611 6728">
          <text:p/>
        </draw:connector>
        <draw:connector draw:style-name="gr6" draw:text-style-name="P12" draw:layer="layout" draw:line-skew="-0.174cm" svg:x1="10.792cm" svg:y1="13.636cm" svg:x2="13.4cm" svg:y2="12.557cm" draw:start-shape="id44" draw:start-glue-point="7" draw:end-shape="id45" draw:end-glue-point="3" svg:d="M10792 13636h1130v-1079h1478" svg:viewBox="0 0 2609 1080">
          <text:p/>
        </draw:connector>
        <draw:connector draw:style-name="gr6" draw:text-style-name="P12" draw:layer="layout" draw:line-skew="0.446cm" svg:x1="25.9cm" svg:y1="5.83cm" svg:x2="16.851cm" svg:y2="3.009cm" draw:start-shape="id43" draw:start-glue-point="1" draw:end-shape="id39" svg:d="M25900 5830h946v-2821h-9995" svg:viewBox="0 0 9996 2822">
          <text:p/>
        </draw:connector>
        <draw:connector draw:style-name="gr6" draw:text-style-name="P12" draw:layer="layout" draw:line-skew="0.446cm" svg:x1="25.9cm" svg:y1="8.397cm" svg:x2="16.851cm" svg:y2="3.01cm" draw:start-shape="id42" draw:start-glue-point="1" draw:end-shape="id39" draw:end-glue-point="7" svg:d="M25900 8397h946v-5387h-9995" svg:viewBox="0 0 9996 5388">
          <text:p/>
        </draw:connector>
        <draw:connector draw:style-name="gr6" draw:text-style-name="P12" draw:layer="layout" draw:line-skew="0.446cm" svg:x1="25.9cm" svg:y1="10.891cm" svg:x2="16.851cm" svg:y2="3.01cm" draw:start-shape="id41" draw:start-glue-point="1" draw:end-shape="id39" draw:end-glue-point="7" svg:d="M25900 10891h946v-7881h-9995" svg:viewBox="0 0 9996 78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6:55:18.693000000</meta:creation-date>
    <dc:date>2017-03-26T20:46:27.829000000</dc:date>
    <meta:editing-duration>P3DT4H39M39S</meta:editing-duration>
    <meta:editing-cycles>24</meta:editing-cycles>
    <meta:generator>LibreOffice/5.3.1.2$Windows_X86_64 LibreOffice_project/e80a0e0fd1875e1696614d24c32df0f95f03deb2</meta:generator>
    <meta:document-statistic meta:object-count="135"/>
  </office:meta>
</office:document-meta>
</file>